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remsstufen BR 151 Zusi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ufe</text:p>
          </table:table-cell>
          <table:table-cell office:value-type="string" calcext:value-type="string">
            <text:p>Pneumatik</text:p>
          </table:table-cell>
          <table:table-cell table:style-name="Default" office:value-type="string" calcext:value-type="string">
            <text:p>Elektri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nellbremse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50 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,60 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,75 bar</text:p>
          </table:table-cell>
          <table:table-cell table:formula="of:=ROUND([.C6]-1/7;3)" office:value-type="float" office:value="0.857" calcext:value-type="float">
            <text:p>0,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,90 bar</text:p>
          </table:table-cell>
          <table:table-cell table:formula="of:=ROUND([.C7]-1/7;3)"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05 bar</text:p>
          </table:table-cell>
          <table:table-cell table:formula="of:=ROUND([.C8]-1/7;3)" office:value-type="float" office:value="0.571" calcext:value-type="float">
            <text:p>0,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,20 bar</text:p>
          </table:table-cell>
          <table:table-cell table:formula="of:=ROUND([.C9]-1/7;3)"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,50 bar</text:p>
          </table:table-cell>
          <table:table-cell table:formula="of:=ROUND([.C10]-1/7;3)"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,70 bar</text:p>
          </table:table-cell>
          <table:table-cell table:formula="of:=ROUND([.C11]-1/7;3)"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,02 bar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üllstoß</text:p>
          </table:table-cell>
          <table:table-cell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2T15:56:13.083000000</dc:date>
    <meta:editing-duration>PT5M34S</meta:editing-duration>
    <meta:editing-cycles>3</meta:editing-cycles>
    <meta:generator>LibreOffice/7.3.4.2$Windows_X86_64 LibreOffice_project/728fec16bd5f605073805c3c9e7c4212a0120dc5</meta:generator>
    <meta:document-statistic meta:table-count="1" meta:cell-count="37" meta:object-count="0"/>
  </office:meta>
</office:document-meta>
</file>